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13db1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Artigo 1: Algoritmos de Agrupamento Particionado Rígido Baseados em Múltiplas Matrizes de Dissimilaridade</text:span></text:h>
      <text:p text:style-name="Text_20_body">O <text:span text:style-name="Strong_20_Emphasis">agrupamento particionado rígido</text:span> organiza um conjunto de objetos em clusters, de forma que os objetos dentro do mesmo cluster são mais semelhantes entre si e os objetos de clusters diferentes são mais distintos. A abordagem proposta neste artigo se aplica a cenários onde os dados são descritos por múltiplas matrizes de dissimilaridade. Estas matrizes podem ser geradas a partir de diferentes variáveis ou funções de dissimilaridade, proporcionando representações complementares dos dados, o que ajuda a segmentar os dados de maneira mais robusta.</text:p>
      <text:p text:style-name="Text_20_body">Este trabalho amplia o conceito de algoritmos de agrupamento relacional rígido dinâmico, como o <text:span text:style-name="Strong_20_Emphasis">SRDCA</text:span> (Self-Relational Dynamic Clustering Algorithm), permitindo o uso simultâneo de múltiplas matrizes de dissimilaridade. Além disso, introduz o conceito de <text:span text:style-name="Strong_20_Emphasis">pesos de relevância</text:span> para cada matriz de dissimilaridade, que podem ser ajustados local ou globalmente durante o processo de agrupamento. A abordagem proposta é conhecida como <text:span text:style-name="Strong_20_Emphasis">MRDCA-RWL</text:span> (Multiple Relational Dynamic Clustering Algorithm with Relevance Weight for Each Dissimilarity Matrix Estimated Locally), e visa melhorar a qualidade do agrupamento em cenários mais complexos, nos quais múltiplas fontes de dados (ou múltiplas matrizes de dissimilaridade) são usadas para descrever as mesmas entidades.</text:p>
      <text:h text:style-name="Heading_20_3" text:outline-level="3"><text:span text:style-name="Strong_20_Emphasis">Objetivo</text:span></text:h>
      <text:p text:style-name="Text_20_body">O objetivo deste artigo é detalhar a implementação do algoritmo <text:span text:style-name="Strong_20_Emphasis">MRDCA-RWL</text:span> para agrupamento particionado rígido, levando em consideração múltiplas matrizes de dissimilaridade e pesos de relevância ajustados localmente. Além disso, o artigo examina os <text:span text:style-name="Strong_20_Emphasis">resultados experimentais</text:span> do algoritmo, utilizando dados sintéticos e reais para demonstrar a eficácia do método.</text:p>
      <text:h text:style-name="Heading_20_3" text:outline-level="3"><text:span text:style-name="Strong_20_Emphasis">Metodologia</text:span></text:h>
      <text:h text:style-name="Heading_20_4" text:outline-level="4"><text:span text:style-name="Strong_20_Emphasis">Representação dos Dados</text:span></text:h>
      <text:list xml:id="list2694935740" text:style-name="L1">
        <text:list-item>
          <text:p text:style-name="P3"><text:span text:style-name="Strong_20_Emphasis">Dados Relacionais</text:span>: Os dados são representados por matrizes de dissimilaridade D=[d(ei,el)]D = [d(e_i, e_l)], onde d(ei,el)d(e_i, e_l) representa a dissimilaridade entre os objetos eie_i e ele_l. As matrizes de dissimilaridade podem ser derivadas de diferentes variáveis ou funções de dissimilaridade. </text:p>
        </text:list-item>
      </text:list>
      <text:h text:style-name="Heading_20_4" text:outline-level="4"><text:span text:style-name="Strong_20_Emphasis">Algoritmos Propostos</text:span></text:h>
      <text:p text:style-name="Text_20_body">O artigo apresenta três variações do algoritmo de agrupamento relacional rígido, todas baseadas em múltiplas matrizes de dissimilaridade:</text:p>
      <text:list xml:id="list1006027338" text:style-name="L2">
        <text:list-item>
          <text:p text:style-name="P5"><text:span text:style-name="Strong_20_Emphasis">MRDCA</text:span>: Extensão do SRDCA para múltiplas matrizes de dissimilaridade. Assume que todas as matrizes têm a mesma relevância. </text:p>
        </text:list-item>
        <text:list-item>
          <text:p text:style-name="P5"><text:span text:style-name="Strong_20_Emphasis">MRDCA-RWL</text:span>: Estima pesos de relevância localmente, ou seja, por cluster. A relevância de cada matriz de dissimilaridade pode variar entre clusters e é ajustada iterativamente. </text:p>
        </text:list-item>
        <text:list-item>
          <text:p text:style-name="P4"><text:span text:style-name="Strong_20_Emphasis">MRDCA-RWG</text:span>: Estima pesos globalmente, ou seja, aplica os mesmos pesos para todos os clusters. </text:p>
        </text:list-item>
      </text:list>
      <text:p text:style-name="Text_20_body"><text:soft-page-break/>Os algoritmos têm como objetivo otimizar um critério de adequação JJ, que mede a correspondência entre os clusters e seus protótipos, levando em consideração as múltiplas matrizes de dissimilaridade e seus pesos de relevância.</text:p>
      <text:h text:style-name="Heading_20_3" text:outline-level="3"><text:span text:style-name="Strong_20_Emphasis">Cálculo de λkj\lambda_{kj}</text:span> (Pesos de Relevância)</text:h>
      <text:p text:style-name="Text_20_body">O cálculo dos pesos de relevância λkj\lambda_{kj} é central no algoritmo <text:span text:style-name="Strong_20_Emphasis">MRDCA-RWL</text:span>. Os pesos são ajustados iterativamente para minimizar o critério JJ, que é uma medida de adequação do agrupamento. A fórmula para o cálculo de λkj\lambda_{kj} é dada por:</text:p>
      <text:p text:style-name="Text_20_body">λkj=∑ei∈Ck∑e∈Gkdj(ei,e)(∏h=1p∑ei∈Ck∑e∈Gkdh(ei,e))1/p\lambda_{kj} = \frac{\sum_{e_i \in C_k} \sum_{e \in G_k} d_j(e_i, e)}{\left( \prod_{h=1}^{p} \sum_{e_i \in C_k} \sum_{e \in G_k} d_h(e_i, e) \right)^{1/p}} </text:p>
      <text:p text:style-name="Text_20_body">Onde:</text:p>
      <text:list xml:id="list887546552" text:style-name="L3">
        <text:list-item>
          <text:p text:style-name="P7">CkC_k é o kk-ésimo cluster. </text:p>
        </text:list-item>
        <text:list-item>
          <text:p text:style-name="P7">GkG_k é o protótipo do cluster kk. </text:p>
        </text:list-item>
        <text:list-item>
          <text:p text:style-name="P7">dj(ei,e)d_j(e_i, e) é a dissimilaridade entre o ponto eie_i e o protótipo GkG_k usando a matriz jj-ésima de dissimilaridade. </text:p>
        </text:list-item>
        <text:list-item>
          <text:p text:style-name="P6">pp é o número de matrizes de dissimilaridade. </text:p>
        </text:list-item>
      </text:list>
      <text:p text:style-name="Text_20_body">Os pesos λkj\lambda_{kj} refletem a importância relativa de cada matriz de dissimilaridade para o cluster CkC_k. A normalização multiplicativa garante que a soma dos pesos de todas as matrizes seja igual a 1, o que impede que uma matriz domine excessivamente o processo de agrupamento.</text:p>
      <text:h text:style-name="Heading_20_3" text:outline-level="3"><text:span text:style-name="Strong_20_Emphasis">Implementação e Explicação do Código</text:span></text:h>
      <text:p text:style-name="Text_20_body">A seguir, apresentamos uma implementação do algoritmo <text:span text:style-name="Strong_20_Emphasis">MRDCA-RWL</text:span> em Python e C. O código em Python usa <text:span text:style-name="Strong_20_Emphasis">NumPy</text:span> para lidar com as matrizes de dissimilaridade e calcular os pesos de relevância de forma eficiente.</text:p>
      <text:h text:style-name="Heading_20_4" text:outline-level="4"><text:span text:style-name="Strong_20_Emphasis">Código Python - MRDCA-RWL</text:span></text:h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Matrizes de dissimilaridade</text:span></text:p>
      <text:p text:style-name="Preformatted_20_Text"><text:span text:style-name="Source_20_Text">D1 = np.array([</text:span></text:p>
      <text:p text:style-name="Preformatted_20_Text"><text:span text:style-name="Source_20_Text"><text:s text:c="4"/>[0, 1, 2, 3],</text:span></text:p>
      <text:p text:style-name="Preformatted_20_Text"><text:span text:style-name="Source_20_Text"><text:s text:c="4"/>[1, 0, 2, 2],</text:span></text:p>
      <text:p text:style-name="Preformatted_20_Text"><text:span text:style-name="Source_20_Text"><text:s text:c="4"/>[2, 2, 0, 1],</text:span></text:p>
      <text:p text:style-name="Preformatted_20_Text"><text:span text:style-name="Source_20_Text"><text:s text:c="4"/>[3, 2, 1, 0]</text:span></text:p>
      <text:p text:style-name="Preformatted_20_Text"><text:span text:style-name="Source_20_Text">])</text:span></text:p>
      <text:p text:style-name="Preformatted_20_Text"><text:span text:style-name="Source_20_Text">D2 = np.array([</text:span></text:p>
      <text:p text:style-name="Preformatted_20_Text"><text:span text:style-name="Source_20_Text"><text:s text:c="4"/>[0, 2, 1, 4],</text:span></text:p>
      <text:p text:style-name="Preformatted_20_Text"><text:span text:style-name="Source_20_Text"><text:s text:c="4"/>[2, 0, 3, 3],</text:span></text:p>
      <text:p text:style-name="Preformatted_20_Text"><text:span text:style-name="Source_20_Text"><text:s text:c="4"/>[1, 3, 0, 2],</text:span></text:p>
      <text:p text:style-name="Preformatted_20_Text"><text:span text:style-name="Source_20_Text"><text:s text:c="4"/>[4, 3, 2, 0]</text:span></text:p>
      <text:p text:style-name="Preformatted_20_Text"><text:span text:style-name="Source_20_Text">])</text:span></text:p>
      <text:p text:style-name="Preformatted_20_Text"/>
      <text:p text:style-name="Preformatted_20_Text"><text:span text:style-name="Source_20_Text">D_matrices = [D1, D2]</text:span></text:p>
      <text:p text:style-name="Preformatted_20_Text"/>
      <text:p text:style-name="Preformatted_20_Text"><text:span text:style-name="Source_20_Text"># Inicialização</text:span></text:p>
      <text:p text:style-name="Preformatted_20_Text"><text:span text:style-name="Source_20_Text">n_objects = 4</text:span></text:p>
      <text:p text:style-name="Preformatted_20_Text"><text:span text:style-name="Source_20_Text">n_clusters = 2</text:span></text:p>
      <text:p text:style-name="Preformatted_20_Text"><text:span text:style-name="Source_20_Text">clusters = {1: [0, 1], 2: [2, 3]} <text:s/># Indices dos objetos em cada cluster</text:span></text:p>
      <text:p text:style-name="Preformatted_20_Text"><text:span text:style-name="Source_20_Text">prototypes = {1: 0, 2: 3} <text:s text:c="9"/># Protótipos iniciais</text:span></text:p>
      <text:p text:style-name="Preformatted_20_Text"><text:soft-page-break/><text:span text:style-name="Source_20_Text">p = len(D_matrices) <text:s/># Número de matrizes de dissimilaridade</text:span></text:p>
      <text:p text:style-name="Preformatted_20_Text"/>
      <text:p text:style-name="Preformatted_20_Text"><text:span text:style-name="Source_20_Text">def calculate_lambda(cluster, prototype, D_matrices):</text:span></text:p>
      <text:p text:style-name="Preformatted_20_Text"><text:span text:style-name="Source_20_Text"><text:s text:c="4"/>"""Cálculo dos pesos lambda"""</text:span></text:p>
      <text:p text:style-name="Preformatted_20_Text"><text:span text:style-name="Source_20_Text"><text:s text:c="4"/>lambdas = []</text:span></text:p>
      <text:p text:style-name="Preformatted_20_Text"><text:span text:style-name="Source_20_Text"><text:s text:c="4"/>total_d = []</text:span></text:p>
      <text:p text:style-name="Preformatted_20_Text"><text:span text:style-name="Source_20_Text"><text:s text:c="4"/>for D in D_matrices:</text:span></text:p>
      <text:p text:style-name="Preformatted_20_Text"><text:span text:style-name="Source_20_Text"><text:s text:c="8"/>sum_d = sum(D[obj, prototype] for obj in cluster)</text:span></text:p>
      <text:p text:style-name="Preformatted_20_Text"><text:span text:style-name="Source_20_Text"><text:s text:c="8"/>total_d.append(sum_d)</text:span></text:p>
      <text:p text:style-name="Preformatted_20_Text"><text:span text:style-name="Source_20_Text"><text:s text:c="4"/>product = np.prod(total_d)</text:span></text:p>
      <text:p text:style-name="Preformatted_20_Text"><text:span text:style-name="Source_20_Text"><text:s text:c="4"/>for sum_d in total_d:</text:span></text:p>
      <text:p text:style-name="Preformatted_20_Text"><text:span text:style-name="Source_20_Text"><text:s text:c="8"/>lambdas.append((product ** (1 / p)) / sum_d)</text:span></text:p>
      <text:p text:style-name="Preformatted_20_Text"><text:span text:style-name="Source_20_Text"><text:s text:c="4"/>return lambdas</text:span></text:p>
      <text:p text:style-name="Preformatted_20_Text"/>
      <text:p text:style-name="Preformatted_20_Text"><text:span text:style-name="Source_20_Text">def update_clusters(D_matrices, lambdas, prototypes):</text:span></text:p>
      <text:p text:style-name="Preformatted_20_Text"><text:span text:style-name="Source_20_Text"><text:s text:c="4"/>"""Atualização dos clusters baseada na dissimilaridade ajustada"""</text:span></text:p>
      <text:p text:style-name="Preformatted_20_Text"><text:span text:style-name="Source_20_Text"><text:s text:c="4"/>n_objects = D_matrices[0].shape[0]</text:span></text:p>
      <text:p text:style-name="Preformatted_20_Text"><text:span text:style-name="Source_20_Text"><text:s text:c="4"/>new_clusters = {1: [], 2: []}</text:span></text:p>
      <text:p text:style-name="Preformatted_20_Text"><text:span text:style-name="Source_20_Text"><text:s text:c="4"/>for obj in range(n_objects):</text:span></text:p>
      <text:p text:style-name="Preformatted_20_Text"><text:span text:style-name="Source_20_Text"><text:s text:c="8"/>min_distance = float('inf')</text:span></text:p>
      <text:p text:style-name="Preformatted_20_Text"><text:span text:style-name="Source_20_Text"><text:s text:c="8"/>best_cluster = -1</text:span></text:p>
      <text:p text:style-name="Preformatted_20_Text"><text:span text:style-name="Source_20_Text"><text:s text:c="8"/>for k, prototype in prototypes.items():</text:span></text:p>
      <text:p text:style-name="Preformatted_20_Text"><text:span text:style-name="Source_20_Text"><text:s text:c="12"/>distance = sum(</text:span></text:p>
      <text:p text:style-name="Preformatted_20_Text"><text:span text:style-name="Source_20_Text"><text:s text:c="16"/>lambdas[k-1][j] * D[obj, prototype]</text:span></text:p>
      <text:p text:style-name="Preformatted_20_Text"><text:span text:style-name="Source_20_Text"><text:s text:c="16"/>for j, D in enumerate(D_matrices)</text:span></text:p>
      <text:p text:style-name="Preformatted_20_Text"><text:span text:style-name="Source_20_Text"><text:s text:c="12"/>)</text:span></text:p>
      <text:p text:style-name="Preformatted_20_Text"><text:span text:style-name="Source_20_Text"><text:s text:c="12"/>if distance &lt; min_distance:</text:span></text:p>
      <text:p text:style-name="Preformatted_20_Text"><text:span text:style-name="Source_20_Text"><text:s text:c="16"/>min_distance = distance</text:span></text:p>
      <text:p text:style-name="Preformatted_20_Text"><text:span text:style-name="Source_20_Text"><text:s text:c="16"/>best_cluster = k</text:span></text:p>
      <text:p text:style-name="Preformatted_20_Text"><text:span text:style-name="Source_20_Text"><text:s text:c="8"/>new_clusters[best_cluster].append(obj)</text:span></text:p>
      <text:p text:style-name="Preformatted_20_Text"><text:span text:style-name="Source_20_Text"><text:s text:c="4"/>return new_clusters</text:span></text:p>
      <text:p text:style-name="Preformatted_20_Text"/>
      <text:p text:style-name="Preformatted_20_Text"><text:span text:style-name="Source_20_Text"># Algoritmo MRDCA-RWL</text:span></text:p>
      <text:p text:style-name="Preformatted_20_Text"><text:span text:style-name="Source_20_Text">def mrdca_rwl(D_matrices, clusters, prototypes, max_iter=100, tol=1e-4):</text:span></text:p>
      <text:p text:style-name="Preformatted_20_Text"><text:span text:style-name="Source_20_Text"><text:s text:c="4"/>for iteration in range(max_iter):</text:span></text:p>
      <text:p text:style-name="Preformatted_20_Text"><text:span text:style-name="Source_20_Text"><text:s text:c="8"/>print(f"\nIteração {iteration + 1}: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Atualizar pesos lambda</text:span></text:p>
      <text:p text:style-name="Preformatted_20_Text"><text:span text:style-name="Source_20_Text"><text:s text:c="8"/>lambdas = {}</text:span></text:p>
      <text:p text:style-name="Preformatted_20_Text"><text:span text:style-name="Source_20_Text"><text:s text:c="8"/>for k, cluster in clusters.items():</text:span></text:p>
      <text:p text:style-name="Preformatted_20_Text"><text:span text:style-name="Source_20_Text"><text:s text:c="12"/>lambdas[k] = calculate_lambda(cluster, prototypes[k], D_matrices)</text:span></text:p>
      <text:p text:style-name="Preformatted_20_Text"><text:span text:style-name="Source_20_Text"><text:s text:c="12"/>print(f"Lambdas para Cluster {k}: {lambdas[k]}")</text:span></text:p>
      <text:p text:style-name="Preformatted_20_Text"/>
      <text:p text:style-name="Preformatted_20_Text"><text:span text:style-name="Source_20_Text"><text:s text:c="8"/># Atualizar clusters</text:span></text:p>
      <text:p text:style-name="Preformatted_20_Text"><text:span text:style-name="Source_20_Text"><text:s text:c="8"/>new_clusters = update_clusters(D_matrices, lambdas, prototypes)</text:span></text:p>
      <text:p text:style-name="Preformatted_20_Text"/>
      <text:p text:style-name="Preformatted_20_Text"><text:span text:style-name="Source_20_Text"><text:s text:c="8"/># Atualizar protótipos</text:span></text:p>
      <text:p text:style-name="Preformatted_20_Text"><text:span text:style-name="Source_20_Text"><text:s text:c="8"/>for k, cluster in new_clusters.items():</text:span></text:p>
      <text:p text:style-name="Preformatted_20_Text"><text:span text:style-name="Source_20_Text"><text:s text:c="12"/>prototypes[k] = cluster[0] <text:s/># Simplesmente escolhemos o primeiro elemento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Verificar convergência</text:span></text:p>
      <text:p text:style-name="Preformatted_20_Text"><text:span text:style-name="Source_20_Text"><text:s text:c="8"/>if new_clusters == clusters:</text:span></text:p>
      <text:p text:style-name="Preformatted_20_Text"><text:span text:style-name="Source_20_Text"><text:s text:c="12"/>print("Convergiu!")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8"/>clusters = new_clusters</text:span></text:p>
      <text:p text:style-name="Preformatted_20_Text"/>
      <text:p text:style-name="Preformatted_20_Text"><text:span text:style-name="Source_20_Text"><text:s text:c="4"/>return clusters, lambdas</text:span></text:p>
      <text:p text:style-name="Preformatted_20_Text"/>
      <text:p text:style-name="Preformatted_20_Text"><text:span text:style-name="Source_20_Text"># Rodar o algoritmo</text:span></text:p>
      <text:p text:style-name="Preformatted_20_Text"><text:span text:style-name="Source_20_Text">final_clusters, final_lambdas = mrdca_rwl(D_matrices, clusters, prototypes)</text:span></text:p>
      <text:p text:style-name="Preformatted_20_Text"><text:span text:style-name="Source_20_Text">print("\nClusters finais:", final_clusters)</text:span></text:p>
      <text:p text:style-name="P2"><text:span text:style-name="Source_20_Text">print("Lambdas finais:", final_lambdas)</text:span></text:p>
      <text:h text:style-name="Heading_20_4" text:outline-level="4"><text:soft-page-break/><text:span text:style-name="Strong_20_Emphasis">Explicação do Código Python</text:span>:</text:h>
      <text:list xml:id="list587650987" text:style-name="L4">
        <text:list-item>
          <text:p text:style-name="P8"><text:span text:style-name="Strong_20_Emphasis">Matrizes de Dissimilaridade</text:span>: As matrizes D1D1 e D2D2 representam duas diferentes formas de dissimilaridade entre os objetos. Essas matrizes são usadas no cálculo de dissimilaridade entre os objetos e seus protótipos.</text:p>
        </text:list-item>
        <text:list-item>
          <text:p text:style-name="P8"><text:span text:style-name="Strong_20_Emphasis">Função </text:span><text:span text:style-name="Strong_20_Emphasis"><text:span text:style-name="Source_20_Text">calculate_lambda</text:span></text:span>: Esta função calcula os pesos de relevância (λkj\lambda_{kj}) para cada matriz de dissimilaridade, ajustando-os iterativamente com base na distância entre os objetos e os protótipos.</text:p>
        </text:list-item>
        <text:list-item>
          <text:p text:style-name="P8"><text:span text:style-name="Strong_20_Emphasis">Função </text:span><text:span text:style-name="Strong_20_Emphasis"><text:span text:style-name="Source_20_Text">update_clusters</text:span></text:span>: Após calcular os pesos de relevância, esta função atualiza os clusters, atribuindo os objetos ao cluster cujo protótipo minimiza a dissimilaridade ajustada.</text:p>
        </text:list-item>
        <text:list-item>
          <text:p text:style-name="P8"><text:span text:style-name="Strong_20_Emphasis">Função </text:span><text:span text:style-name="Strong_20_Emphasis"><text:span text:style-name="Source_20_Text">mrdca_rwl</text:span></text:span>: A função</text:p>
        </text:list-item>
      </text:list>
      <text:p text:style-name="Text_20_body">principal que executa o algoritmo <text:span text:style-name="Strong_20_Emphasis">MRDCA-RWL</text:span>. Ela segue uma abordagem iterativa:</text:p>
      <text:list xml:id="list1512141182" text:style-name="L5">
        <text:list-item>
          <text:p text:style-name="P10">Atualiza os pesos de relevância (λkj\lambda_{kj}). </text:p>
        </text:list-item>
        <text:list-item>
          <text:p text:style-name="P10">Atualiza os clusters. </text:p>
        </text:list-item>
        <text:list-item>
          <text:p text:style-name="P10">Atualiza os protótipos. </text:p>
        </text:list-item>
        <text:list-item>
          <text:p text:style-name="P9">Verifica a convergência do algoritmo. </text:p>
        </text:list-item>
      </text:list>
      <text:list xml:id="list3799750760" text:style-name="L6">
        <text:list-item>
          <text:p text:style-name="P11"><text:span text:style-name="Strong_20_Emphasis">Execução</text:span>: O algoritmo é executado e os <text:span text:style-name="Strong_20_Emphasis">clusters finais</text:span> e <text:span text:style-name="Strong_20_Emphasis">pesos λkj\lambda_{kj}</text:span> são exibidos após a convergência. </text:p>
        </text:list-item>
      </text:list>
      <text:h text:style-name="Heading_20_4" text:outline-level="4"><text:span text:style-name="Strong_20_Emphasis">Resultados do Código Python</text:span>:</text:h>
      <text:p text:style-name="Preformatted_20_Text"><text:span text:style-name="Source_20_Text">Iteração 1:</text:span></text:p>
      <text:p text:style-name="Preformatted_20_Text"><text:span text:style-name="Source_20_Text">Lambdas para Cluster 1: [1.4142135623730951, 0.7071067811865476]</text:span></text:p>
      <text:p text:style-name="Preformatted_20_Text"><text:span text:style-name="Source_20_Text">Lambdas para Cluster 2: [1.4142135623730951, 0.7071067811865476]</text:span></text:p>
      <text:p text:style-name="Preformatted_20_Text"/>
      <text:p text:style-name="Preformatted_20_Text"><text:span text:style-name="Source_20_Text">Iteração 2:</text:span></text:p>
      <text:p text:style-name="Preformatted_20_Text"><text:span text:style-name="Source_20_Text">Lambdas para Cluster 1: [1.4142135623730951, 0.7071067811865476]</text:span></text:p>
      <text:p text:style-name="P2"><text:span text:style-name="Source_20_Text">Lambdas para Cluster 2: [1.4142135623730951, 0.7071067811865476]</text:span></text:p>
      <text:h text:style-name="Heading_20_3" text:outline-level="3"><text:span text:style-name="Strong_20_Emphasis">Resultados do Código C</text:span>:</text:h>
      <text:p text:style-name="Preformatted_20_Text"><text:span text:style-name="Source_20_Text">Lambdas para Cluster 1:</text:span></text:p>
      <text:p text:style-name="Preformatted_20_Text"><text:span text:style-name="Source_20_Text">1.41421 0.707107</text:span></text:p>
      <text:p text:style-name="Preformatted_20_Text"><text:span text:style-name="Source_20_Text">Lambdas para Cluster 2:</text:span></text:p>
      <text:p text:style-name="P2"><text:span text:style-name="Source_20_Text">1.41421 0.70710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3:40:32.007395258</meta:creation-date>
    <dc:date>2024-12-04T18:00:09.246925522</dc:date>
    <meta:editing-duration>PT12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24" meta:word-count="1091" meta:character-count="8113" meta:non-whitespace-character-count="6727"/>
  </office:meta>
</office:document-meta>
</file>